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2A000003858912461E4E8B096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  <style:text-properties fo:font-size="32pt" style:font-size-asian="32pt" style:font-size-complex="32pt"/>
    </style:style>
    <style:style style:name="P3" style:family="paragraph">
      <loext:graphic-properties draw:fill-color="#ffffff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text-properties fo:font-size="20pt" style:font-size-asian="20pt" style:font-size-complex="20pt"/>
    </style:style>
    <style:style style:name="P6" style:family="paragraph">
      <loext:graphic-properties draw:fill-color="#ffffff"/>
      <style:text-properties fo:font-size="20pt" style:font-size-asian="20pt" style:font-size-complex="20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top="0cm" fo:margin-bottom="0cm"/>
      <style:text-properties fo:font-size="15pt" style:font-size-asian="15pt" style:font-size-complex="15pt"/>
    </style:style>
    <style:style style:name="P9" style:family="paragraph">
      <style:paragraph-properties fo:margin-top="0cm" fo:margin-bottom="0cm"/>
    </style:style>
    <style:style style:name="P10" style:family="paragraph">
      <style:paragraph-properties fo:margin-left="0cm" fo:margin-right="0cm" fo:margin-top="0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fo:background-color="transparent" style:font-name-asian="WenQuanYi Micro Hei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-color="#ffffff"/>
      <style:text-properties fo:font-size="32pt"/>
    </style:style>
    <style:style style:name="P12" style:family="paragraph">
      <style:paragraph-properties fo:text-align="center"/>
    </style:style>
    <style:style style:name="P13" style:family="paragraph">
      <loext:graphic-properties draw:fill-color="#ffffff"/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24pt" fo:font-weight="normal" style:font-size-asian="24pt" style:font-weight-asian="normal" style:font-size-complex="24pt" style:font-weight-complex="normal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32pt" fo:font-weight="bold" style:font-size-asian="32pt" style:font-weight-asian="bold" style:font-size-complex="32pt" style:font-weight-complex="bold"/>
    </style:style>
    <style:style style:name="T8" style:family="text">
      <style:text-properties fo:font-size="26pt" fo:font-weight="bold" style:font-size-asian="26pt" style:font-weight-asian="bold" style:font-size-complex="26pt" style:font-weight-complex="bold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8pt" fo:font-weight="normal" style:font-size-asian="28pt" style:font-weight-asian="normal" style:font-size-complex="28pt" style:font-weight-complex="normal"/>
    </style:style>
    <style:style style:name="T12" style:family="text">
      <style:text-properties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Lattice Core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><text:span text:style-name="T2">Daniel Huffman</text:span></text:p>
            <text:p><text:span text:style-name="T3"><text:a xlink:href="mailto:dhuffman@malwarebytes.com" xlink:type="simple">dhuffman@malwarebytes.com</text:a></text:span></text:p>
            <text:p><text:span text:style-name="T3"/></text:p>
            <text:p><text:span text:style-name="T4">Cosmos Team</text:span></text:p>
            <text:p><text:span text:style-name="T5">Clearwater offi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Lattice Core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><text:span text:style-name="T6">Realtime-first web framework</text:span></text:p>
            <text:p><text:span text:style-name="T6">Based on</text:span></text:p>
            <text:p><text:span text:style-name="T6">Crystal, Kemal, WebSockets</text:span><text:span text:style-name="T6">, </text:span></text:p>
            <text:p><text:span text:style-name="T6">Baked File System, etc.</text:span></text:p>
            <text:p><text:span text:style-name="T6"/></text:p>
            <text:p><text:span text:style-name="T7">Jason Landry</text:span></text:p>
            <text:p><text:span text:style-name="T8"><text:a xlink:href="https://github.com/jasonl99" xlink:type="simple">https://github.com/jasonl99</text:a></text:span></text:p>
            <text:p><text:span text:style-name="T7"/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1">Lattice Core</text:span><text:line-break/><text:span text:style-name="T9">Realtime-first web framework</text:span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p text:style-name="P4"><text:span text:style-name="T7">Server-side:</text:span></text:p>
            <text:list text:style-name="L2">
              <text:list-item>
                <text:p text:style-name="P4"><text:span text:style-name="T2">Ruby-like</text:span><text:span text:style-name="T10"> developer-</text:span><text:span text:style-name="T10">friendly source code </text:span><text:span text:style-name="T10">syntax</text:span></text:p>
              </text:list-item>
              <text:list-item>
                <text:p text:style-name="P4"><text:span text:style-name="T2">C-like speed</text:span></text:p>
              </text:list-item>
              <text:list-item>
                <text:p text:style-name="P4"><text:span text:style-name="T2">Single compiled </text:span><text:span text:style-name="T2">application binary</text:span></text:p>
              </text:list-item>
              <text:list-item>
                <text:p text:style-name="P4"><text:span text:style-name="T2">Web assets bundled</text:span></text:p>
              </text:list-item>
              <text:list-item>
                <text:p text:style-name="P4"><text:span text:style-name="T2">Browser session</text:span><text:span text:style-name="T11"> </text:span><text:span text:style-name="T12">connected to</text:span><text:span text:style-name="T11"> </text:span><text:span text:style-name="T2">server </text:span><text:span text:style-name="T2">WebSocke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1">Lattice Core</text:span><text:line-break/><text:span text:style-name="T9">Realtime-first web framework</text:span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p text:style-name="P4"><text:span text:style-name="T7">Client-side:</text:span></text:p>
            <text:list text:style-name="L2">
              <text:list-item>
                <text:p text:style-name="P4"><text:span text:style-name="T10">Multiple </text:span><text:span text:style-name="T2">users</text:span></text:p>
              </text:list-item>
              <text:list-item>
                <text:p text:style-name="P4"><text:span text:style-name="T10">Multiple </text:span><text:span text:style-name="T2">content </text:span><text:span text:style-name="T2">subscriptions</text:span><text:span text:style-name="T10"> per user </text:span><text:span text:style-name="T10">session</text:span></text:p>
              </text:list-item>
              <text:list-item>
                <text:p text:style-name="P4"><text:span text:style-name="T2">Sessions/WebSockets</text:span><text:span text:style-name="T10"> </text:span><text:span text:style-name="T10">tied to content </text:span><text:span text:style-name="T10">subscribers</text:span></text:p>
              </text:list-item>
              <text:list-item>
                <text:p text:style-name="P4"><text:span text:style-name="T10">All subscribers' content </text:span><text:span text:style-name="T10">areas </text:span><text:span text:style-name="T2">dynamically </text:span><text:span text:style-name="T2">update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Lattice Core<text:line-break/><text:span text:style-name="T9">Realtime-first web framework</text:span></text:p>
          </draw:text-box>
        </draw:frame>
        <draw:frame presentation:style-name="pr2" draw:text-style-name="P6" draw:layer="layout" svg:width="25.199cm" svg:height="13.535cm" svg:x="1.4cm" svg:y="4.237cm" presentation:class="subtitle" presentation:user-transformed="true">
          <draw:text-box>
            <text:p text:style-name="P5"><text:span text:style-name="T4">Lattice Core</text:span></text:p>
            <text:p text:style-name="P5"><text:span text:style-name="T9"><text:a xlink:href="https://github.com/jasonl99/lattice-core" xlink:type="simple">https://github.com/jasonl99/lattice-core</text:a></text:span></text:p>
            <text:p text:style-name="P5"><text:span text:style-name="T9"/></text:p>
            <text:p text:style-name="P5"><text:span text:style-name="T4">Crystal-lang</text:span></text:p>
            <text:p text:style-name="P5"><text:span text:style-name="T9"><text:a xlink:href="https://crystal-lang.org/" xlink:type="simple">https://crystal-lang.org/</text:a></text:span></text:p>
            <text:p text:style-name="P5"><text:span text:style-name="T9"/></text:p>
            <text:p text:style-name="P5"><text:span text:style-name="T4">Kemal</text:span></text:p>
            <text:p text:style-name="P5"><text:span text:style-name="T9"><text:a xlink:href="http://kemalcr.com/" xlink:type="simple">http://kemalcr.com/</text:a></text:span></text:p>
            <text:p text:style-name="P5"><text:span text:style-name="T9"/></text:p>
            <text:p text:style-name="P5"><text:span text:style-name="T4">Baked File System</text:span></text:p>
            <text:p text:style-name="P5"><text:span text:style-name="T9"><text:a xlink:href="https://github.com/schovi/baked_file_system" xlink:type="simple">https://github.com/schovi/baked_file_system</text:a></text:span></text:p>
            <text:p text:style-name="P5"><text:span text:style-name="T3"/></text:p>
            <text:p text:style-name="P5"><text:span text:style-name="T4">Card Game</text:span><text:span text:style-name="T9"> (Example Lattice Core </text:span><text:span text:style-name="T9">App)</text:span></text:p>
            <text:p text:style-name="P5"><text:span text:style-name="T9"><text:a xlink:href="https://github.com/jasonl99/card_game" xlink:type="simple">https://github.com/jasonl99/card_game</text:a></text:span></text:p>
            <text:p text:style-name="P5"><text:span text:style-name="T9"/></text:p>
            <text:p text:style-name="P5"><text:span text:style-name="T9"/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">
        <draw:frame presentation:style-name="pr1" draw:layer="layout" svg:width="25.199cm" svg:height="3.506cm" svg:x="1.4cm" svg:y="0.837cm" presentation:class="title">
          <draw:text-box>
            <text:p>Lattice Core<text:line-break/><text:span text:style-name="T9">Realtime-first web framework</text:span></text:p>
          </draw:text-box>
        </draw:frame>
        <draw:frame presentation:style-name="pr4" draw:text-style-name="P9" draw:layer="layout" svg:width="12.297cm" svg:height="12.179cm" svg:x="1.4cm" svg:y="4.914cm" presentation:class="outline" presentation:user-transformed="true">
          <draw:text-box>
            <text:p text:style-name="P8"><text:span text:style-name="T4">Install Git</text:span></text:p>
            <text:p text:style-name="P8"><text:span text:style-name="T13">https://git-scm.com/</text:span></text:p>
            <text:p text:style-name="P8"><text:span text:style-name="T13"/></text:p>
            <text:p text:style-name="P8"><text:span text:style-name="T4">Install Crystal</text:span></text:p>
            <text:p text:style-name="P8"><text:span text:style-name="T13">https://crystal-lang.org/docs/installation/index.html</text:span></text:p>
            <text:p text:style-name="P8"><text:span text:style-name="T13"/></text:p>
            <text:p text:style-name="P8"><text:span text:style-name="T4">Clone Card Game</text:span></text:p>
            <text:p text:style-name="P8"><text:span text:style-name="T13">git clone https://github.com/jasonl99/card_game.git</text:span></text:p>
            <text:p text:style-name="P8"><text:span text:style-name="T13"/></text:p>
            <text:p text:style-name="P8"><text:span text:style-name="T13"/></text:p>
            <text:p text:style-name="P8"><text:span text:style-name="T13"/></text:p>
          </draw:text-box>
        </draw:frame>
        <draw:frame presentation:style-name="pr4" draw:text-style-name="P9" draw:layer="layout" svg:width="12.297cm" svg:height="12.179cm" svg:x="14.313cm" svg:y="4.914cm" presentation:class="outline" presentation:user-transformed="true">
          <draw:text-box>
            <text:p text:style-name="P10"><text:span text:style-name="T4">Update dependencies</text:span></text:p>
            <text:p text:style-name="P10"><text:span text:style-name="T13">shards update</text:span></text:p>
            <text:p text:style-name="P10"><text:span text:style-name="T13"/></text:p>
            <text:p text:style-name="P10"><text:span text:style-name="T4">Compile App</text:span></text:p>
            <text:p text:style-name="P10"><text:span text:style-name="T13">crystal build --release src/card_game.cr</text:span></text:p>
            <text:p text:style-name="P10"><text:span text:style-name="T13"/></text:p>
            <text:p text:style-name="P10"><text:span text:style-name="T4">[Optional] Deploy only binary</text:span></text:p>
            <text:p text:style-name="P10"><text:span text:style-name="T13">mkdir -p ../elsewhere</text:span></text:p>
            <text:p text:style-name="P10"><text:span text:style-name="T13">cp card_game ../elsewhere</text:span></text:p>
            <text:p text:style-name="P10"><text:span text:style-name="T13">cd ../elsewhere</text:span></text:p>
            <text:p text:style-name="P10"><text:span text:style-name="T13"># … or to AWS or etc.</text:span></text:p>
            <text:p text:style-name="P10"><text:span text:style-name="T13"/></text:p>
            <text:p text:style-name="P10"><text:span text:style-name="T4">Run server binary</text:span></text:p>
            <text:p text:style-name="P10"><text:span text:style-name="T13">./card_game</text:span></text:p>
            <text:p text:style-name="P10"><text:span text:style-name="T13"/></text:p>
            <text:p text:style-name="P10"><text:span text:style-name="T4">Browse Web App</text:span></text:p>
            <text:p text:style-name="P10"><text:span text:style-name="T13">http://0.0.0.0:3000/cardgame/&lt;game_room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Lattice Core<text:line-break/><text:span text:style-name="T9">Realtime-first web framework</text:span></text:p>
          </draw:text-box>
        </draw:frame>
        <draw:frame presentation:style-name="pr2" draw:text-style-name="P11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Lattice Core<text:line-break/><text:span text:style-name="T9">Realtime-first web framework</text:span></text:p>
          </draw:text-box>
        </draw:frame>
        <draw:frame presentation:style-name="pr2" draw:text-style-name="P13" draw:layer="layout" svg:width="25.199cm" svg:height="12.179cm" svg:x="1.4cm" svg:y="4.914cm" presentation:class="subtitle" presentation:user-transformed="true">
          <draw:text-box>
            <text:p text:style-name="P12"><text:span text:style-name="T14">Therefore, I think we </text:span><text:span text:style-name="T14">should take</text:span></text:p>
            <text:p text:style-name="P12"><text:span text:style-name="T14">a deeper look at new </text:span><text:span text:style-name="T14">technologies that are </text:span></text:p>
            <text:p text:style-name="P12"><text:span text:style-name="T7">developer friendly</text:span><text:span text:style-name="T14"> and </text:span><text:span text:style-name="T7">highly performant </text:span><text:span text:style-name="T14">like</text:span></text:p>
            <text:p text:style-name="P12"><text:span text:style-name="T7">Lattice-core</text:span><text:span text:style-name="T14">, </text:span><text:span text:style-name="T7">Kemal</text:span><text:span text:style-name="T14">, </text:span><text:span text:style-name="T7">Crystal</text:span><text:span text:style-name="T14">, and </text:span><text:span text:style-name="T7">WebSockets</text:span><text:span text:style-name="T14">,</text:span></text:p>
            <text:p text:style-name="P12"><text:span text:style-name="T14">so that we can keep our </text:span></text:p>
            <text:p text:style-name="P12"><text:span text:style-name="T7">developers productive</text:span><text:span text:style-name="T14"> </text:span><text:span text:style-name="T14">and our </text:span></text:p>
            <text:p text:style-name="P12"><text:span text:style-name="T7">customers' experience </text:span><text:span text:style-name="T7">zippy</text:span><text:span text:style-name="T14">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ackground" xlink:href="Pictures/100002010000052A000003858912461E4E8B0960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6T20:06:04.385071030</meta:creation-date>
    <meta:generator>LibreOffice/5.1.6.2$Linux_X86_64 LibreOffice_project/10m0$Build-2</meta:generator>
    <dc:date>2017-03-07T00:14:19.147514425</dc:date>
    <meta:editing-duration>PT1H26M38S</meta:editing-duration>
    <meta:editing-cycles>15</meta:editing-cycles>
    <meta:document-statistic meta:object-count="54"/>
  </office:meta>
</office:document-meta>
</file>